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26 February 2014</text:p>
      <text:p text:style-name="P3">Project 5 Documentation</text:p>
      <text:p text:style-name="P2"><text:tab/>The main purpose of this program is to re-design the base structure of the Crazy Eights game using dynamic memory. Inclusion of a player's hand must also be included. Player amount will also be assigned dynamically as prompted by the user.</text:p>
      <text:p text:style-name="P2"><text:tab/>Program designed has stayed very modular, but more of the game-related functions are extremely narrow in scope. Although this was not intended by design, it is the result due to time. Sadly, because of the narrow scope of functions such as deal deck, some functions may only be ran once. Because of this, I had to pre-initialize the outputs and exclude the option to reshuffle or re-deal. </text:p>
      <text:p text:style-name="P2"><text:tab/>One issue I ran into was the option of reshuffling or re-dealing. Re-dealing currently does not work and the option has been removed due to having to reset most of the decks in order to do so. It would have been unnecessarily complicated in the current design and is not required by the current specifications. Another issue was mistakenly modifying a pointer in my passed-by-reference Card and forgetting to reset it. Because I had been working with by-value pointers, I presumed the pointer would be reset at the end of the function, but I was wrong and wasted a good amount of time.</text:p>
      <text:p text:style-name="P2"><text:tab/>If I had more time, I would have probably liked to redesign the program so that the user has the option of re-dealing and reshuffling multiple times. Not only is it an added feature for the user, but would also mean re-usability in terms of the function. The next project will most likely be recreated from scratch in order to properly use dynamic memory for re-usabi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12T14:12:09</meta:creation-date>
    <dc:date>2014-02-26T14:57:28</dc:date>
    <dc:creator>Zarol </dc:creator>
    <meta:editing-duration>PT23M8S</meta:editing-duration>
    <meta:editing-cycles>4</meta:editing-cycles>
    <meta:generator>LibreOffice/3.5$Linux_X86_64 LibreOffice_project/350m1$Build-2</meta:generator>
    <meta:document-statistic meta:table-count="0" meta:image-count="0" meta:object-count="0" meta:page-count="1" meta:paragraph-count="9" meta:word-count="290" meta:character-count="1677" meta:non-whitespace-character-count="1390"/>
  </office:meta>
</office:document-meta>
</file>